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7cm" fo:min-width="3.32cm"/>
    </style:style>
    <style:style style:name="gr2" style:family="graphic" style:parent-style-name="standard">
      <style:graphic-properties draw:textarea-horizontal-align="justify" draw:textarea-vertical-align="middle" draw:auto-grow-height="false" fo:min-height="0.632cm" fo:min-width="4.03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4.3cm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1.35cm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6.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57cm" fo:min-width="3.15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5.4cm" svg:height="1.3cm" svg:x="6.7cm" svg:y="1.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5.4cm" svg:height="1.3cm" svg:x="1.7cm" svg:y="16.9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7.2cm" svg:height="1.4cm" svg:x="5.3cm" svg:y="4cm">
          <text:p text:style-name="P1">pobierz il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9.4cm" svg:y1="2.6cm" svg:x2="8.9cm" svg:y2="4cm" draw:start-shape="id1" draw:start-glue-point="8" draw:end-shape="id2" svg:d="M9400 2600l-500 1400" svg:viewBox="0 0 501 1401">
          <text:p/>
        </draw:connector>
        <draw:custom-shape draw:style-name="gr4" draw:text-style-name="P1" xml:id="id3" draw:id="id3" draw:layer="layout" svg:width="4.8cm" svg:height="1.5cm" svg:x="6.7cm" svg:y="6.3cm">
          <text:p text:style-name="P1">wynik = 0</text:p>
          <text:p text:style-name="P1">i = 0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8.9cm" svg:y1="5.4cm" svg:x2="9.1cm" svg:y2="6.3cm" draw:start-shape="id2" draw:start-glue-point="8" draw:end-shape="id3" svg:d="M8900 5400l200 900" svg:viewBox="0 0 201 901">
          <text:p/>
        </draw:connector>
        <draw:custom-shape draw:style-name="gr5" draw:text-style-name="P1" xml:id="id4" draw:id="id4" draw:layer="layout" svg:width="3.7cm" svg:height="3.2cm" svg:x="7.1cm" svg:y="9.3cm">
          <text:p text:style-name="P1">i &lt; i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9.1cm" svg:y1="7.8cm" svg:x2="8.95cm" svg:y2="9.3cm" draw:start-shape="id3" draw:start-glue-point="2" draw:end-shape="id4" svg:d="M9100 7800l-150 1500" svg:viewBox="0 0 151 1501">
          <text:p/>
        </draw:connector>
        <draw:custom-shape draw:style-name="gr2" draw:text-style-name="P1" xml:id="id5" draw:id="id5" draw:layer="layout" svg:width="7.2cm" svg:height="1.4cm" svg:x="10.1cm" svg:y="12.7cm">
          <text:p text:style-name="P1">pobierz liczb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6" draw:id="id6" draw:layer="layout" svg:width="7.3cm" svg:height="1.5cm" svg:x="10.1cm" svg:y="14.8cm">
          <text:p text:style-name="P1">wynik = wynik + liczba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0.8cm" svg:y1="10.9cm" svg:x2="13.7cm" svg:y2="12.7cm" draw:start-shape="id4" draw:start-glue-point="7" draw:end-shape="id5" svg:d="M10800 10900h2900v1800" svg:viewBox="0 0 2901 1801">
          <text:p text:style-name="P1">TAK</text:p>
        </draw:connector>
        <draw:connector draw:style-name="gr3" draw:text-style-name="P2" draw:layer="layout" draw:type="line" svg:x1="13.7cm" svg:y1="14.1cm" svg:x2="13.75cm" svg:y2="14.8cm" draw:start-shape="id5" draw:start-glue-point="8" draw:end-shape="id6" svg:d="M13700 14100l50 700" svg:viewBox="0 0 51 701">
          <text:p/>
        </draw:connector>
        <draw:custom-shape draw:style-name="gr4" draw:text-style-name="P1" xml:id="id7" draw:id="id7" draw:layer="layout" svg:width="4.8cm" svg:height="1.5cm" svg:x="11.5cm" svg:y="17.4cm">
          <text:p text:style-name="P1">i = i + 1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3.75cm" svg:y1="16.3cm" svg:x2="13.9cm" svg:y2="17.4cm" draw:start-shape="id6" draw:start-glue-point="2" draw:end-shape="id7" svg:d="M13750 16300l150 1100" svg:viewBox="0 0 151 1101">
          <text:p/>
        </draw:connector>
        <draw:connector draw:style-name="gr3" draw:text-style-name="P2" draw:layer="layout" draw:line-skew="2.399cm" svg:x1="16.3cm" svg:y1="18.15cm" svg:x2="8.95cm" svg:y2="9.3cm" draw:start-shape="id7" draw:start-glue-point="1" draw:end-shape="id4" draw:end-glue-point="4" svg:d="M16300 18150h2900v-9351h-10250v501" svg:viewBox="0 0 10251 9352">
          <text:p/>
        </draw:connector>
        <draw:custom-shape draw:style-name="gr8" draw:text-style-name="P1" xml:id="id8" draw:id="id8" draw:layer="layout" svg:width="5.8cm" svg:height="1.3cm" svg:x="1.6cm" svg:y="13.6cm">
          <text:p text:style-name="P1">print wyni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2" draw:layer="layout" svg:x1="7.1cm" svg:y1="10.9cm" svg:x2="4.5cm" svg:y2="13.6cm" draw:start-shape="id4" draw:start-glue-point="5" draw:end-shape="id8" svg:d="M7100 10900h-2600v2700" svg:viewBox="0 0 2601 2701">
          <text:p text:style-name="P1">NIE</text:p>
        </draw:connector>
        <draw:connector draw:style-name="gr3" draw:text-style-name="P2" draw:layer="layout" draw:type="line" svg:x1="4.5cm" svg:y1="14.9cm" svg:x2="4.4cm" svg:y2="16.9cm" draw:start-shape="id8" draw:start-glue-point="8" draw:end-shape="id9" svg:d="M4500 14900l-100 2000" svg:viewBox="0 0 101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0T07:27:43.161916025</meta:creation-date>
    <dc:date>2019-11-20T07:44:02.476052115</dc:date>
    <meta:editing-duration>PT4M58S</meta:editing-duration>
    <meta:editing-cycles>1</meta:editing-cycles>
    <meta:document-statistic meta:object-count="18"/>
    <meta:generator>LibreOffice/6.0.7.3$Linux_X86_64 LibreOffice_project/00m0$Build-3</meta:generator>
  </office:meta>
</office:document-meta>
</file>